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d40" officeooo:paragraph-rsid="000a4c75"/>
    </style:style>
    <style:style style:name="P2" style:family="paragraph" style:parent-style-name="Standard">
      <style:text-properties officeooo:rsid="001beb5d" officeooo:paragraph-rsid="000a4c75"/>
    </style:style>
    <style:style style:name="P3" style:family="paragraph" style:parent-style-name="Standard">
      <style:text-properties officeooo:rsid="000a4c75" officeooo:paragraph-rsid="000a4c75"/>
    </style:style>
    <style:style style:name="P4" style:family="paragraph" style:parent-style-name="Standard" style:list-style-name="L1">
      <style:text-properties officeooo:rsid="001beb5d" officeooo:paragraph-rsid="000a4c75"/>
    </style:style>
    <style:style style:name="P5" style:family="paragraph" style:parent-style-name="Standard" style:list-style-name="L1">
      <style:text-properties officeooo:rsid="000a4c75" officeooo:paragraph-rsid="000a4c75"/>
    </style:style>
    <style:style style:name="P6" style:family="paragraph" style:parent-style-name="Standard" style:list-style-name="L1">
      <style:text-properties officeooo:rsid="000acd3f" officeooo:paragraph-rsid="000acd3f"/>
    </style:style>
    <style:style style:name="P7" style:family="paragraph" style:parent-style-name="Standard">
      <style:text-properties officeooo:rsid="000acd3f" officeooo:paragraph-rsid="000acd3f"/>
    </style:style>
    <style:style style:name="P8" style:family="paragraph" style:parent-style-name="Standard" style:list-style-name="L1">
      <style:text-properties officeooo:rsid="000d90c2" officeooo:paragraph-rsid="000d90c2"/>
    </style:style>
    <style:style style:name="P9" style:family="paragraph" style:parent-style-name="Standard">
      <style:text-properties officeooo:rsid="000d90c2" officeooo:paragraph-rsid="000d90c2"/>
    </style:style>
    <style:style style:name="T1" style:family="text">
      <style:text-properties officeooo:rsid="000a4c75"/>
    </style:style>
    <style:style style:name="T2" style:family="text">
      <style:text-properties officeooo:rsid="000acd3f"/>
    </style:style>
    <style:style style:name="T3" style:family="text">
      <style:text-properties officeooo:rsid="000c3ecc"/>
    </style:style>
    <style:style style:name="T4" style:family="text">
      <style:text-properties officeooo:rsid="000d90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202: Project <text:span text:style-name="T3">4</text:span> Documentation</text:p>
      <text:p text:style-name="P2">Cayler Miley</text:p>
      <text:p text:style-name="P1"/>
      <text:p text:style-name="P2">Overview:</text:p>
      <text:p text:style-name="P7">This project generates a slot configuration, prints the configuration, and finds a stop through a menu system using pointers <text:span text:style-name="T4">and dynamic memory</text:span>.</text:p>
      <text:p text:style-name="P7"/>
      <text:p text:style-name="P9">Labstring.h included</text:p>
      <text:p text:style-name="P2"/>
      <text:p text:style-name="P2">Functions:</text:p>
      <text:p text:style-name="P2"><text:tab/><text:span text:style-name="T1">SymInput</text:span></text:p>
      <text:p text:style-name="P2"><text:tab/><text:tab/><text:span text:style-name="T1">Inputs the symbols file</text:span></text:p>
      <text:p text:style-name="P2"><text:tab/><text:span text:style-name="T1">MenuText</text:span></text:p>
      <text:p text:style-name="P2"><text:tab/><text:tab/><text:span text:style-name="T1">Outputs text for menu</text:span></text:p>
      <text:p text:style-name="P2"><text:tab/><text:span text:style-name="T1">MenuNav</text:span></text:p>
      <text:p text:style-name="P2"><text:tab/><text:tab/><text:span text:style-name="T1">Implements menu navigation with switch statements</text:span></text:p>
      <text:p text:style-name="P2"><text:tab/><text:span text:style-name="T1">SlotGen</text:span></text:p>
      <text:p text:style-name="P2"><text:tab/><text:tab/><text:span text:style-name="T1">Generates a random slot configuration</text:span></text:p>
      <text:p text:style-name="P2"><text:tab/><text:span text:style-name="T1">ScreenPrint</text:span></text:p>
      <text:p text:style-name="P2"><text:tab/><text:tab/><text:span text:style-name="T1">Prints configuration to screen</text:span></text:p>
      <text:p text:style-name="P2"><text:tab/><text:span text:style-name="T2">CheckStop</text:span></text:p>
      <text:p text:style-name="P2"><text:tab/><text:tab/><text:span text:style-name="T1">Outputs a specific stop in the configuration to the screen</text:span></text:p>
      <text:p text:style-name="P2"/>
      <text:p text:style-name="P2">Application:</text:p>
      <text:p text:style-name="P3"><text:span text:style-name="T2">The most important part of this project (the pointers) was also the most difficult part. I started with strcopy and strcomp. The most difficult function was CheckStop because I had to visualize where the pointers went and how to navigate to them without the use of brackets. The following functionality is included</text:span>:</text:p>
      <text:list xml:id="list3461509390194349926" text:style-name="L1">
        <text:list-item>
          <text:p text:style-name="P4">Created in Ubuntu (on personal computer using VMware)</text:p>
        </text:list-item>
        <text:list-item>
          <text:p text:style-name="P4">Tested in Ubuntu (on personal computer using VMware)</text:p>
        </text:list-item>
        <text:list-item>
          <text:p text:style-name="P4">Compiled using g++</text:p>
        </text:list-item>
        <text:list-item>
          <text:p text:style-name="P4">Captured test case with script</text:p>
        </text:list-item>
        <text:list-item>
          <text:p text:style-name="P5">Use of functions <text:span text:style-name="T2">using pointers</text:span></text:p>
        </text:list-item>
        <text:list-item>
          <text:p text:style-name="P5">Menu system</text:p>
        </text:list-item>
        <text:list-item>
          <text:p text:style-name="P8">Only used brackets when allocating memory</text:p>
        </text:list-item>
        <text:list-item>
          <text:p text:style-name="P8">Completed using only pointers and dynamic memory</text:p>
        </text:list-item>
        <text:list-item>
          <text:p text:style-name="P6">Navigation using increment and decrement of pointers only</text:p>
        </text:list-item>
        <text:list-item>
          <text:p text:style-name="P5">Populating/generating a slot machine configuration</text:p>
        </text:list-item>
        <text:list-item>
          <text:p text:style-name="P5">Printing configuration to screen</text:p>
        </text:list-item>
        <text:list-item>
          <text:p text:style-name="P5">Printing specific stop to screen</text:p>
        </text:list-item>
        <text:list-item>
          <text:p text:style-name="P4">Commented according to personal style and class policy</text:p>
        </text:list-item>
        <text:list-item>
          <text:p text:style-name="P4">Character arrays for strings</text:p>
        </text:list-item>
        <text:list-item>
          <text:p text:style-name="P8">Inclusion of labstring.h file from lab</text:p>
        </text:list-item>
      </text:list>
      <text:p text:style-name="P2"/>
      <text:p text:style-name="P2">Conclusion:</text:p>
      <text:p text:style-name="P3">This project was <text:span text:style-name="T4">less </text:span>challenging <text:span text:style-name="T4">than Project 3. I spent majority of my time figuring out how to deallocate memory at the end of the project because I didn't have a good grasp on this from class. I </text:span><text:soft-page-break/><text:span text:style-name="T4">didn't have trouble changing things to dynamic memory because I had experience doing this before. If I had more time I wouldn't change much, maybe adding more functionality to make the project similar to project 2 except with the new expectations for projects 3 and 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22:01:36.935599011</meta:creation-date>
    <dc:date>2015-02-25T21:29:01.063343706</dc:date>
    <meta:editing-duration>P0D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37" meta:word-count="309" meta:character-count="1907" meta:non-whitespace-character-count="1632"/>
  </office:meta>
</office:document-meta>
</file>